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0cm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Working title: Myriabit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PAAS business based around low power ARM CPUs with flash instead of RAM</text:p>
              </text:list-item>
              <text:list-item>
                <text:p>PAAS allows flexibility to develop technologies without issues of user purchase and commitment risk</text:p>
              </text:list-item>
              <text:list-item>
                <text:p>Not a hardware business, focussed around the software stack that will make this technology shift work as a busines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frame draw:style-name="gr2" xml:id="id10" draw:id="id10" draw:layer="layout" svg:width="6.352cm" svg:height="0.962cm" svg:x="13cm" svg:y="8.5cm">
          <draw:text-box>
            <text:p>Community structure</text:p>
          </draw:text-box>
        </draw:frame>
        <draw:frame draw:style-name="gr3" xml:id="id9" draw:id="id9" draw:layer="layout" svg:width="4.337cm" svg:height="1cm" svg:x="13.445cm" svg:y="10.5cm">
          <draw:text-box>
            <text:p>Pricing model</text:p>
          </draw:text-box>
        </draw:frame>
        <draw:frame draw:style-name="gr2" xml:id="id8" draw:id="id8" draw:layer="layout" svg:width="3.986cm" svg:height="0.962cm" svg:x="13.514cm" svg:y="12.5cm">
          <draw:text-box>
            <text:p>Sales model</text:p>
          </draw:text-box>
        </draw:frame>
        <draw:frame draw:style-name="gr2" xml:id="id5" draw:id="id5" draw:layer="layout" svg:width="5.184cm" svg:height="0.962cm" svg:x="4.5cm" svg:y="11cm">
          <draw:text-box>
            <text:p>Economic model</text:p>
          </draw:text-box>
        </draw:frame>
        <draw:frame draw:style-name="gr4" xml:id="id7" draw:id="id7" draw:layer="layout" svg:width="6.911cm" svg:height="1.038cm" svg:x="6.954cm" svg:y="16.962cm">
          <draw:text-box>
            <text:p>Hardware infrastucture</text:p>
          </draw:text-box>
        </draw:frame>
        <draw:frame draw:style-name="gr2" xml:id="id3" draw:id="id3" draw:layer="layout" svg:width="4.202cm" svg:height="1.673cm" svg:x="10.922cm" svg:y="4.431cm">
          <draw:text-box>
            <text:p>Software</text:p>
            <text:p>infrastructure</text:p>
          </draw:text-box>
        </draw:frame>
        <draw:frame draw:style-name="gr2" xml:id="id1" draw:id="id1" draw:layer="layout" svg:width="4.13cm" svg:height="1.673cm" svg:x="3.5cm" svg:y="7.5cm">
          <draw:text-box>
            <text:p>Performance</text:p>
            <text:p>model</text:p>
          </draw:text-box>
        </draw:frame>
        <draw:frame draw:style-name="gr2" xml:id="id2" draw:id="id2" draw:layer="layout" svg:width="2.792cm" svg:height="0.962cm" svg:x="3.877cm" svg:y="3cm">
          <draw:text-box>
            <text:p>Security</text:p>
          </draw:text-box>
        </draw:frame>
        <draw:frame draw:style-name="gr2" xml:id="id4" draw:id="id4" draw:layer="layout" svg:width="2.966cm" svg:height="0.962cm" svg:x="2.5cm" svg:y="15cm">
          <draw:text-box>
            <text:p>Costings</text:p>
          </draw:text-box>
        </draw:frame>
        <draw:frame draw:style-name="gr2" xml:id="id11" draw:id="id11" draw:layer="layout" svg:width="3.597cm" svg:height="2.384cm" svg:x="23cm" svg:y="9.476cm">
          <draw:text-box>
            <text:p>Core team</text:p>
            <text:p>and overall</text:p>
            <text:p>pitch</text:p>
          </draw:text-box>
        </draw:frame>
        <draw:frame draw:style-name="gr2" xml:id="id12" draw:id="id12" draw:layer="layout" svg:width="3.918cm" svg:height="0.962cm" svg:x="23cm" svg:y="16.5cm">
          <draw:text-box>
            <text:p>Competitors</text:p>
          </draw:text-box>
        </draw:frame>
        <draw:frame draw:style-name="gr2" xml:id="id6" draw:id="id6" draw:layer="layout" svg:width="2.64cm" svg:height="0.962cm" svg:x="9cm" svg:y="15cm">
          <draw:text-box>
            <text:p>Staffing</text:p>
          </draw:text-box>
        </draw:frame>
        <draw:connector draw:style-name="gr5" draw:text-style-name="P1" draw:layer="layout" draw:type="line" svg:x1="5.565cm" svg:y1="9.173cm" svg:x2="6.86cm" svg:y2="10.675cm" draw:start-shape="id1" draw:start-glue-point="2" svg:d="m5565 9173 1295 1502">
          <text:p/>
        </draw:connector>
        <draw:connector draw:style-name="gr5" draw:text-style-name="P1" draw:layer="layout" draw:type="line" svg:x1="5.273cm" svg:y1="3.962cm" svg:x2="5.565cm" svg:y2="7.5cm" draw:start-shape="id2" draw:start-glue-point="2" draw:end-shape="id1" svg:d="m5273 3962 292 3538">
          <text:p/>
        </draw:connector>
        <draw:connector draw:style-name="gr5" draw:text-style-name="P1" draw:layer="layout" draw:type="line" svg:x1="10.922cm" svg:y1="5.267cm" svg:x2="7.63cm" svg:y2="8.336cm" draw:start-shape="id3" draw:end-shape="id1" svg:d="m10922 5267-3292 3069">
          <text:p/>
        </draw:connector>
        <draw:connector draw:style-name="gr5" draw:text-style-name="P1" draw:layer="layout" draw:type="line" svg:x1="3.983cm" svg:y1="15cm" svg:x2="7.092cm" svg:y2="11.962cm" draw:start-shape="id4" draw:start-glue-point="0" draw:end-shape="id5" draw:end-glue-point="2" svg:d="m3983 15000 3109-3038">
          <text:p/>
        </draw:connector>
        <draw:connector draw:style-name="gr5" draw:text-style-name="P1" draw:layer="layout" draw:type="line" svg:x1="9cm" svg:y1="15.481cm" svg:x2="5.466cm" svg:y2="15.481cm" draw:start-shape="id6" draw:start-glue-point="3" draw:end-shape="id4" draw:end-glue-point="1" svg:d="m9000 15481h-3534">
          <text:p/>
        </draw:connector>
        <draw:connector draw:style-name="gr5" draw:text-style-name="P1" draw:layer="layout" draw:type="line" svg:x1="6.954cm" svg:y1="17.481cm" svg:x2="4.768cm" svg:y2="16.152cm" draw:start-shape="id7" draw:start-glue-point="3" svg:d="m6954 17481-2186-1329">
          <text:p/>
        </draw:connector>
        <draw:connector draw:style-name="gr5" draw:text-style-name="P1" draw:layer="layout" draw:type="line" svg:x1="9.684cm" svg:y1="11.481cm" svg:x2="13.514cm" svg:y2="12.981cm" draw:start-shape="id5" draw:start-glue-point="1" draw:end-shape="id8" draw:end-glue-point="3" svg:d="m9684 11481 3830 1500">
          <text:p/>
        </draw:connector>
        <draw:connector draw:style-name="gr5" draw:text-style-name="P1" draw:layer="layout" draw:type="line" svg:x1="9.684cm" svg:y1="11.481cm" svg:x2="13.445cm" svg:y2="11cm" draw:start-shape="id5" draw:start-glue-point="1" draw:end-shape="id9" draw:end-glue-point="3" svg:d="m9684 11481 3761-481">
          <text:p/>
        </draw:connector>
        <draw:connector draw:style-name="gr5" draw:text-style-name="P1" draw:layer="layout" draw:type="line" svg:x1="9.684cm" svg:y1="11.481cm" svg:x2="13cm" svg:y2="8.981cm" draw:start-shape="id5" draw:start-glue-point="1" draw:end-shape="id10" svg:d="m9684 11481 3316-2500">
          <text:p/>
        </draw:connector>
        <draw:connector draw:style-name="gr5" draw:text-style-name="P1" draw:layer="layout" draw:type="line" svg:x1="19.352cm" svg:y1="8.981cm" svg:x2="23cm" svg:y2="10.668cm" draw:start-shape="id10" draw:start-glue-point="1" draw:end-shape="id11" svg:d="m19352 8981 3648 1687">
          <text:p/>
        </draw:connector>
        <draw:connector draw:style-name="gr5" draw:text-style-name="P1" draw:layer="layout" draw:type="line" svg:x1="17.782cm" svg:y1="11cm" svg:x2="23cm" svg:y2="10.668cm" draw:start-shape="id9" draw:start-glue-point="1" draw:end-shape="id11" svg:d="m17782 11000 5218-332">
          <text:p/>
        </draw:connector>
        <draw:connector draw:style-name="gr5" draw:text-style-name="P1" draw:layer="layout" draw:type="line" svg:x1="17.5cm" svg:y1="12.981cm" svg:x2="23cm" svg:y2="10.668cm" draw:start-shape="id8" draw:start-glue-point="1" draw:end-shape="id11" draw:end-glue-point="3" svg:d="m17500 12981 5500-2313">
          <text:p/>
        </draw:connector>
        <draw:connector draw:style-name="gr5" draw:text-style-name="P1" draw:layer="layout" draw:type="line" svg:x1="24.959cm" svg:y1="16.5cm" svg:x2="24.798cm" svg:y2="11.86cm" draw:start-shape="id12" draw:start-glue-point="0" draw:end-shape="id11" draw:end-glue-point="2" svg:d="m24959 16500-161-4640">
          <text:p/>
        </draw:connector>
        <draw:connector draw:style-name="gr5" draw:text-style-name="P1" draw:layer="layout" draw:type="line" svg:x1="11.64cm" svg:y1="15.481cm" svg:x2="15.507cm" svg:y2="13.462cm" draw:start-shape="id6" draw:start-glue-point="1" draw:end-shape="id8" draw:end-glue-point="2" svg:d="m11640 15481 3867-2019">
          <text:p/>
        </draw:connecto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oftware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Architecture</text:p>
                <text:p>load balancing, replication, scaleout, storage, databases, security, monitoring, billing</text:p>
              </text:list-item>
              <text:list-item>
                <text:p>Demonstrable performance on realistic applications</text:p>
                <text:p>sample realistic web application workload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Hardware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CPU, flash</text:p>
                <text:p>modelling of tradeoffs </text:p>
              </text:list-item>
              <text:list-item>
                <text:p>Network architecture</text:p>
                <text:p>redundancy, performance, routing</text:p>
              </text:list-item>
              <text:list-item>
                <text:p>Power</text:p>
                <text:p>redundancy, failure, cooling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conomic model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Model of costs as a function of usage and capacity</text:p>
              </text:list-item>
              <text:list-item>
                <text:p>Fixed and variable costs</text:p>
              </text:list-item>
              <text:list-item>
                <text:p>Capital and running costs</text:p>
              </text:list-item>
              <text:list-item>
                <text:p>Aim is to inform pricing model and community incentiv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Pricing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Realistic pricing model</text:p>
              </text:list-item>
              <text:list-item>
                <text:p>Aim for simplicity, capture key cost points</text:p>
              </text:list-item>
              <text:list-item>
                <text:p>Supports the community incentives</text:p>
              </text:list-item>
              <text:list-item>
                <text:p>Aim for undercutting existing services by a significant amount while maintaining high profitability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Community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Aim is to incentivise the community to work towards a strong community in the areas where the product is most economically competitive</text:p>
              </text:list-item>
              <text:list-item>
                <text:p>The economic model pushes for sharing software, shared code is much more efficient</text:p>
              </text:list-item>
              <text:list-item>
                <text:p>Catalyze open source products that will drive volume and hence economies of scal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Sales and marketing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Work out the best sales model based on the community incentives and the economies in the pricing model</text:p>
              </text:list-item>
              <text:list-item>
                <text:p>Leverage the community by providing incentives to grow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ustin Cormack</meta:initial-creator>
    <meta:creation-date>2011-07-27T13:50:05</meta:creation-date>
    <meta:editing-duration>PT41S</meta:editing-duration>
    <meta:editing-cycles>2</meta:editing-cycles>
    <dc:date>2011-07-27T14:37:46</dc:date>
    <dc:creator>Justin Cormack</dc:creator>
    <meta:document-statistic meta:object-count="77"/>
    <meta:generator>LibreOffice/3.3$Unix LibreOffice_project/330m19$Build-202</meta:generator>
  </office:meta>
</office:document-meta>
</file>